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972in" table:align="left"/>
    </style:style>
    <style:style style:name="Table1.A" style:family="table-column">
      <style:table-column-properties style:column-width="1.484in"/>
    </style:style>
    <style:style style:name="Table1.B" style:family="table-column">
      <style:table-column-properties style:column-width="3.8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0611in"/>
    </style:style>
    <style:style style:name="Table2.B" style:family="table-column">
      <style:table-column-properties style:column-width="5.63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285in" table:align="left"/>
    </style:style>
    <style:style style:name="Table3.A" style:family="table-column">
      <style:table-column-properties style:column-width="1.8243in"/>
    </style:style>
    <style:style style:name="Table3.B" style:family="table-column">
      <style:table-column-properties style:column-width="3.504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1764in" table:align="left"/>
    </style:style>
    <style:style style:name="Table4.A" style:family="table-column">
      <style:table-column-properties style:column-width="1.8715in"/>
    </style:style>
    <style:style style:name="Table4.B" style:family="table-column">
      <style:table-column-properties style:column-width="2.3049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uper Entscheidung!<text:line-break/>Hier kommt dein <text:span text:style-name="Strong_20_Emphasis">Lernzettel</text:span> für:</text:p>
      <text:p text:style-name="Horizontal_20_Line"/>
      <text:h text:style-name="Heading_20_1" text:outline-level="1">📘 <text:span text:style-name="Strong_20_Emphasis">prompt_toolkit + asyncio: Eingabe &amp; Hintergrundprozesse gleichzeitig</text:span></text:h>
      <text:p text:style-name="Horizontal_20_Line"/>
      <text:h text:style-name="Heading_20_2" text:outline-level="2">🎯 <text:span text:style-name="Strong_20_Emphasis">Ziel dieses Lernzettels</text:span></text:h>
      <text:p text:style-name="Text_20_body">Du lernst, wie du mit <text:span text:style-name="Source_20_Text">prompt_toolkit</text:span> und <text:span text:style-name="Source_20_Text">asyncio</text:span> ein Terminalprogramm erstellst, das:</text:p>
      <text:list text:style-name="L1">
        <text:list-item>
          <text:p text:style-name="P2">gleichzeitig <text:span text:style-name="Strong_20_Emphasis">Benutzereingaben</text:span> annimmt</text:p>
        </text:list-item>
        <text:list-item>
          <text:p text:style-name="P2">im <text:span text:style-name="Strong_20_Emphasis">Hintergrund andere Tasks</text:span> ausführt (z. B. E-Mails prüfen)</text:p>
        </text:list-item>
        <text:list-item>
          <text:p text:style-name="P2"><text:span text:style-name="Strong_20_Emphasis">nicht blockiert</text:span> und sauber reagiert</text:p>
        </text:list-item>
      </text:list>
      <text:p text:style-name="Text_20_body">✅ Kein zusätzlicher Code – du kannst mit diesem Zettel <text:span text:style-name="Strong_20_Emphasis">offline</text:span> arbeiten.<text:line-break/>✅ Kompatibel mit deinem geplanten Projekt (z. B. E-Mail-Antworter + CLI-Modus)</text:p>
      <text:p text:style-name="Horizontal_20_Line"/>
      <text:h text:style-name="Heading_20_2" text:outline-level="2">🔧 1. Die Tool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</text:p>
            </table:table-cell>
            <table:table-cell table:style-name="Table1.A1" office:value-type="string">
              <text:p text:style-name="Table_20_Heading">Zweck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rompt_toolkit</text:span></text:p>
          </table:table-cell>
          <table:table-cell table:style-name="Table1.A1" office:value-type="string">
            <text:p text:style-name="Table_20_Contents">Für Benutzereingaben (prompt, Shortcuts, Styling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asyncio</text:span></text:p>
          </table:table-cell>
          <table:table-cell table:style-name="Table1.A1" office:value-type="string">
            <text:p text:style-name="Table_20_Contents">Für parallele Abläufe im Hintergrund</text:p>
          </table:table-cell>
        </table:table-row>
      </table:table>
      <text:p text:style-name="Horizontal_20_Line"/>
      <text:h text:style-name="Heading_20_2" text:outline-level="2">🧠 2. Wichtige Begriff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Begriff</text:p>
            </table:table-cell>
            <table:table-cell table:style-name="Table2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Blocking Input</text:span></text:p>
          </table:table-cell>
          <table:table-cell table:style-name="Table2.A1" office:value-type="string">
            <text:p text:style-name="Table_20_Contents">Das Programm „wartet“ auf eine Eingabe (z. B. bei <text:span text:style-name="Source_20_Text">input()</text:span>) und tut in der Zeit <text:span text:style-name="Strong_20_Emphasis">nichts anderes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sync Input</text:span></text:p>
          </table:table-cell>
          <table:table-cell table:style-name="Table2.A1" office:value-type="string">
            <text:p text:style-name="Table_20_Contents">Die Eingabe läuft „nebenbei“ – währenddessen können andere Prozesse weiterarbeit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ventloop</text:span></text:p>
          </table:table-cell>
          <table:table-cell table:style-name="Table2.A1" office:value-type="string">
            <text:p text:style-name="Table_20_Contents">Das zentrale Steuersystem von <text:span text:style-name="Source_20_Text">asyncio</text:span>, das Aufgaben nacheinander, aber scheinbar gleichzeitig ausführt</text:p>
          </table:table-cell>
        </table:table-row>
      </table:table>
      <text:p text:style-name="Horizontal_20_Line"/>
      <text:h text:style-name="Heading_20_2" text:outline-level="2">📦 3. Die Grundstruktur</text:h>
      <text:p text:style-name="Preformatted_20_Text"><text:span text:style-name="Source_20_Text">from prompt_toolkit import PromptSession</text:span></text:p>
      <text:p text:style-name="Preformatted_20_Text"><text:span text:style-name="Source_20_Text">import asyncio</text:span></text:p>
      <text:p text:style-name="Preformatted_20_Text"/>
      <text:p text:style-name="Preformatted_20_Text"><text:span text:style-name="Source_20_Text">session = PromptSession()</text:span></text:p>
      <text:p text:style-name="Preformatted_20_Text"/>
      <text:p text:style-name="Preformatted_20_Text"><text:span text:style-name="Source_20_Text">async def get_input():</text:span></text:p>
      <text:p text:style-name="Preformatted_20_Text"><text:soft-page-break/><text:span text:style-name="Source_20_Text"><text:s text:c="4"/>while True:</text:span></text:p>
      <text:p text:style-name="Preformatted_20_Text"><text:span text:style-name="Source_20_Text"><text:s text:c="8"/>user_input = await session.prompt_async("&gt;&gt; ")</text:span></text:p>
      <text:p text:style-name="Preformatted_20_Text"><text:span text:style-name="Source_20_Text"><text:s text:c="8"/>print(f"Du hast eingegeben: {user_input}")</text:span></text:p>
      <text:p text:style-name="Preformatted_20_Text"/>
      <text:p text:style-name="Preformatted_20_Text"><text:span text:style-name="Source_20_Text">async def background_task()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print("[INFO] Hintergrundprozess läuft...")</text:span></text:p>
      <text:p text:style-name="Preformatted_20_Text"><text:span text:style-name="Source_20_Text"><text:s text:c="8"/>await asyncio.sleep(5) <text:s/># Simuliere z. B. Email-Check</text:span></text:p>
      <text:p text:style-name="Preformatted_20_Text"/>
      <text:p text:style-name="Preformatted_20_Text"><text:span text:style-name="Source_20_Text">async def main():</text:span></text:p>
      <text:p text:style-name="Preformatted_20_Text"><text:span text:style-name="Source_20_Text"><text:s text:c="4"/>await asyncio.gather(</text:span></text:p>
      <text:p text:style-name="Preformatted_20_Text"><text:span text:style-name="Source_20_Text"><text:s text:c="8"/>get_input(), <text:s text:c="8"/># Benutzereingabe</text:span></text:p>
      <text:p text:style-name="Preformatted_20_Text"><text:span text:style-name="Source_20_Text"><text:s text:c="8"/>background_task() <text:s text:c="3"/># Nebenprozess</text:span></text:p>
      <text:p text:style-name="Preformatted_20_Text"><text:span text:style-name="Source_20_Text"><text:s text:c="4"/>)</text:span></text:p>
      <text:p text:style-name="Preformatted_20_Text"/>
      <text:p text:style-name="P1"><text:span text:style-name="Source_20_Text">asyncio.run(main())</text:span></text:p>
      <text:p text:style-name="Horizontal_20_Line"/>
      <text:h text:style-name="Heading_20_2" text:outline-level="2">🔄 4. Was passiert hier genau?</text:h>
      <text:h text:style-name="Heading_20_3" text:outline-level="3">🔹 <text:span text:style-name="Source_20_Text">PromptSession()</text:span></text:h>
      <text:p text:style-name="Text_20_body">Erstellt eine <text:span text:style-name="Emphasis">Eingabe-Session</text:span>, mit Formatierung, History, Autovervollständigung, etc.</text:p>
      <text:h text:style-name="Heading_20_3" text:outline-level="3">🔹 <text:span text:style-name="Source_20_Text">session.prompt_async()</text:span></text:h>
      <text:p text:style-name="Text_20_body">Eingabe ohne Blockieren – das ist der zentrale Unterschied zu <text:span text:style-name="Source_20_Text">prompt()</text:span>.</text:p>
      <text:h text:style-name="Heading_20_3" text:outline-level="3">🔹 <text:span text:style-name="Source_20_Text">asyncio.gather()</text:span></text:h>
      <text:p text:style-name="Text_20_body">Führt mehrere Aufgaben <text:span text:style-name="Strong_20_Emphasis">gleichzeitig</text:span> aus (z. B. Eingabe und E-Mail prüfen).</text:p>
      <text:p text:style-name="Horizontal_20_Line"/>
      <text:h text:style-name="Heading_20_2" text:outline-level="2">💡 5. Eingabe verbessern (Toolbar, Passwort, Completer, etc.)</text:h>
      <text:p text:style-name="Text_20_body">Du kannst <text:span text:style-name="Source_20_Text">prompt_async()</text:span> <text:span text:style-name="Strong_20_Emphasis">genauso wie </text:span><text:span text:style-name="Strong_20_Emphasis"><text:span text:style-name="Source_20_Text">prompt()</text:span></text:span> erweitern:</text:p>
      <text:p text:style-name="Preformatted_20_Text"><text:span text:style-name="Source_20_Text">await session.prompt_async(</text:span></text:p>
      <text:p text:style-name="Preformatted_20_Text"><text:span text:style-name="Source_20_Text"><text:s text:c="4"/>"Passwort: ",</text:span></text:p>
      <text:p text:style-name="Preformatted_20_Text"><text:span text:style-name="Source_20_Text"><text:s text:c="4"/>is_password=True,</text:span></text:p>
      <text:p text:style-name="Preformatted_20_Text"><text:span text:style-name="Source_20_Text"><text:s text:c="4"/>bottom_toolbar="Dein IMAP-Passwort wird verschlüsselt gespeichert."</text:span></text:p>
      <text:p text:style-name="P1"><text:span text:style-name="Source_20_Text">)</text:span></text:p>
      <text:p text:style-name="Text_20_body">Oder mit Vervollständigung:</text:p>
      <text:p text:style-name="Preformatted_20_Text"><text:span text:style-name="Source_20_Text">from prompt_toolkit.completion import WordCompleter</text:span></text:p>
      <text:p text:style-name="Preformatted_20_Text"/>
      <text:p text:style-name="Preformatted_20_Text"><text:span text:style-name="Source_20_Text">commands = WordCompleter(["start", "stop", "status", "exit"], ignore_case=True)</text:span></text:p>
      <text:p text:style-name="Preformatted_20_Text"/>
      <text:p text:style-name="P1"><text:span text:style-name="Source_20_Text">await session.prompt_async("Befehl: ", completer=commands)</text:span></text:p>
      <text:p text:style-name="Horizontal_20_Line"/>
      <text:h text:style-name="Heading_20_2" text:outline-level="2"><text:soft-page-break/>⛑ 6. Eingabe bei aktiven Prozessen (wichtiger Hinweis)</text:h>
      <text:p text:style-name="Text_20_body">Die Ausgabe deines Hintergrundprozesses (z. B. <text:span text:style-name="Source_20_Text">print()</text:span>) <text:span text:style-name="Strong_20_Emphasis">kann die Eingabezeile unterbrechen</text:span>.</text:p>
      <text:p text:style-name="Text_20_body">💡 Lösung: Verwende <text:span text:style-name="Source_20_Text">prompt_toolkit.patch_stdout()</text:span>:</text:p>
      <text:p text:style-name="Preformatted_20_Text"><text:span text:style-name="Source_20_Text">from prompt_toolkit.patch_stdout import patch_stdout</text:span></text:p>
      <text:p text:style-name="Preformatted_20_Text"/>
      <text:p text:style-name="Preformatted_20_Text"><text:span text:style-name="Source_20_Text">async def main():</text:span></text:p>
      <text:p text:style-name="Preformatted_20_Text"><text:span text:style-name="Source_20_Text"><text:s text:c="4"/>with patch_stdout():</text:span></text:p>
      <text:p text:style-name="Preformatted_20_Text"><text:span text:style-name="Source_20_Text"><text:s text:c="8"/>await asyncio.gather(</text:span></text:p>
      <text:p text:style-name="Preformatted_20_Text"><text:span text:style-name="Source_20_Text"><text:s text:c="12"/>get_input(),</text:span></text:p>
      <text:p text:style-name="Preformatted_20_Text"><text:span text:style-name="Source_20_Text"><text:s text:c="12"/>background_task()</text:span></text:p>
      <text:p text:style-name="P1"><text:span text:style-name="Source_20_Text"><text:s text:c="8"/>)</text:span></text:p>
      <text:p text:style-name="Text_20_body">Damit bleibt deine Eingabe stabil, selbst wenn im Hintergrund <text:span text:style-name="Source_20_Text">print()</text:span> läuft.</text:p>
      <text:p text:style-name="Horizontal_20_Line"/>
      <text:h text:style-name="Heading_20_2" text:outline-level="2">🛑 7. Programm sauber beenden (z. B. mit <text:span text:style-name="Source_20_Text">exit</text:span>)</text:h>
      <text:p text:style-name="Text_20_body">In <text:span text:style-name="Source_20_Text">get_input()</text:span> kannst du prüfen:</text:p>
      <text:p text:style-name="Preformatted_20_Text"><text:span text:style-name="Source_20_Text">if user_input.strip().lower() == "exit":</text:span></text:p>
      <text:p text:style-name="Preformatted_20_Text"><text:span text:style-name="Source_20_Text"><text:s text:c="4"/>print("Programm wird beendet.")</text:span></text:p>
      <text:p text:style-name="P1"><text:span text:style-name="Source_20_Text"><text:s text:c="4"/>break</text:span></text:p>
      <text:p text:style-name="Text_20_body">Nach dem <text:span text:style-name="Source_20_Text">break</text:span> wird <text:span text:style-name="Source_20_Text">get_input()</text:span> beendet – und wenn du <text:span text:style-name="Source_20_Text">asyncio.gather()</text:span> verwendest, wird auch das gesamte Programm beendet, <text:span text:style-name="Strong_20_Emphasis">wenn alle Tasks fertig sind</text:span>.</text:p>
      <text:p text:style-name="Text_20_body">Möchtest du <text:span text:style-name="Strong_20_Emphasis">nur einen Task</text:span> beenden und andere laufen lassen? Dann brauchst du eine erweiterte <text:span text:style-name="Source_20_Text">Task-Steuerung</text:span> (siehe Bonus unten).</text:p>
      <text:p text:style-name="Horizontal_20_Line"/>
      <text:h text:style-name="Heading_20_2" text:outline-level="2">🧱 8. So planst du dein echtes CLI-System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eil</text:p>
            </table:table-cell>
            <table:table-cell table:style-name="Table3.A1" office:value-type="string">
              <text:p text:style-name="Table_20_Heading">Umsetzung mit <text:span text:style-name="Source_20_Text">prompt_toolkit</text:span> + <text:span text:style-name="Source_20_Text">asyncio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E-Mail regelmäßig prüfen</text:p>
          </table:table-cell>
          <table:table-cell table:style-name="Table3.A1" office:value-type="string">
            <text:p text:style-name="Table_20_Contents">Als eigener <text:span text:style-name="Source_20_Text">async</text:span>-Task mit <text:span text:style-name="Source_20_Text">sleep(...)</text:span></text:p>
          </table:table-cell>
        </table:table-row>
        <table:table-row>
          <table:table-cell table:style-name="Table3.A1" office:value-type="string">
            <text:p text:style-name="Table_20_Contents">Benutzereingaben</text:p>
          </table:table-cell>
          <table:table-cell table:style-name="Table3.A1" office:value-type="string">
            <text:p text:style-name="Table_20_Contents">Per <text:span text:style-name="Source_20_Text">prompt_async()</text:span> in Loop</text:p>
          </table:table-cell>
        </table:table-row>
        <table:table-row>
          <table:table-cell table:style-name="Table3.A1" office:value-type="string">
            <text:p text:style-name="Table_20_Contents">Passwort &amp; Autovervoll.</text:p>
          </table:table-cell>
          <table:table-cell table:style-name="Table3.A1" office:value-type="string">
            <text:p text:style-name="Table_20_Contents">Direkt im Prompt integriert</text:p>
          </table:table-cell>
        </table:table-row>
        <table:table-row>
          <table:table-cell table:style-name="Table3.A1" office:value-type="string">
            <text:p text:style-name="Table_20_Contents">Shortcuts (z. B. Strg+C)</text:p>
          </table:table-cell>
          <table:table-cell table:style-name="Table3.A1" office:value-type="string">
            <text:p text:style-name="Table_20_Contents">Siehe <text:span text:style-name="Source_20_Text">Application</text:span>, optional</text:p>
          </table:table-cell>
        </table:table-row>
      </table:table>
      <text:p text:style-name="Horizontal_20_Line"/>
      <text:h text:style-name="Heading_20_2" text:outline-level="2">🎓 Bonus: Prozesse gezielt stoppen</text:h>
      <text:p text:style-name="Text_20_body">Wenn du mehrere Tasks in <text:span text:style-name="Source_20_Text">asyncio.gather()</text:span> verwendest, kannst du bestimmte Tasks auch gezielt abbrechen – etwa wenn <text:span text:style-name="Source_20_Text">get_input()</text:span> „exit“ erkennt:</text:p>
      <text:p text:style-name="Preformatted_20_Text"><text:span text:style-name="Source_20_Text"># tasks = asyncio.gather(get_input(), background_task())</text:span></text:p>
      <text:p text:style-name="Preformatted_20_Text"><text:span text:style-name="Source_20_Text"># try:</text:span></text:p>
      <text:p text:style-name="Preformatted_20_Text"><text:span text:style-name="Source_20_Text"># <text:s text:c="4"/>await tasks</text:span></text:p>
      <text:p text:style-name="Preformatted_20_Text"><text:span text:style-name="Source_20_Text"># except CancelledError:</text:span></text:p>
      <text:p text:style-name="P1"><text:span text:style-name="Source_20_Text"># <text:s text:c="4"/>tasks.cancel()</text:span></text:p>
      <text:p text:style-name="Text_20_body"><text:soft-page-break/>Dazu kann ich dir bei Bedarf gern einen eigenen Lernzettel machen („Tasksteuerung mit asyncio“).</text:p>
      <text:p text:style-name="Horizontal_20_Line"/>
      <text:h text:style-name="Heading_20_2" text:outline-level="2">✅ Zusammenfassung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Ziel</text:p>
            </table:table-cell>
            <table:table-cell table:style-name="Table4.A1" office:value-type="string">
              <text:p text:style-name="Table_20_Heading">Technik</text:p>
            </table:table-cell>
          </table:table-row>
        </table:table-header-rows>
        <table:table-row>
          <table:table-cell table:style-name="Table4.A1" office:value-type="string">
            <text:p text:style-name="Table_20_Contents">Eingaben nicht blockieren</text:p>
          </table:table-cell>
          <table:table-cell table:style-name="Table4.A1" office:value-type="string">
            <text:p text:style-name="Table_20_Contents"><text:span text:style-name="Source_20_Text">session.prompt_async()</text:span></text:p>
          </table:table-cell>
        </table:table-row>
        <table:table-row>
          <table:table-cell table:style-name="Table4.A1" office:value-type="string">
            <text:p text:style-name="Table_20_Contents">Prozesse gleichzeitig</text:p>
          </table:table-cell>
          <table:table-cell table:style-name="Table4.A1" office:value-type="string">
            <text:p text:style-name="Table_20_Contents"><text:span text:style-name="Source_20_Text">asyncio.gather()</text:span></text:p>
          </table:table-cell>
        </table:table-row>
        <table:table-row>
          <table:table-cell table:style-name="Table4.A1" office:value-type="string">
            <text:p text:style-name="Table_20_Contents">Ausgabe bleibt stabil</text:p>
          </table:table-cell>
          <table:table-cell table:style-name="Table4.A1" office:value-type="string">
            <text:p text:style-name="Table_20_Contents"><text:span text:style-name="Source_20_Text">with patch_stdout()</text:span></text:p>
          </table:table-cell>
        </table:table-row>
        <table:table-row>
          <table:table-cell table:style-name="Table4.A1" office:value-type="string">
            <text:p text:style-name="Table_20_Contents">Vervollständigung, Styling</text:p>
          </table:table-cell>
          <table:table-cell table:style-name="Table4.A1" office:value-type="string">
            <text:p text:style-name="Table_20_Contents"><text:span text:style-name="Source_20_Text">prompt_toolkit</text:span>-Features</text:p>
          </table:table-cell>
        </table:table-row>
        <table:table-row>
          <table:table-cell table:style-name="Table4.A1" office:value-type="string">
            <text:p text:style-name="Table_20_Contents">Sauber beenden</text:p>
          </table:table-cell>
          <table:table-cell table:style-name="Table4.A1" office:value-type="string">
            <text:p text:style-name="Table_20_Contents"><text:span text:style-name="Source_20_Text">break</text:span> + ggf. <text:span text:style-name="Source_20_Text">cancel()</text:span></text:p>
          </table:table-cell>
        </table:table-row>
      </table:table>
      <text:p text:style-name="Horizontal_20_Line"/>
      <text:h text:style-name="Heading_20_2" text:outline-level="2">📬 Was du als Nächstes tun kannst</text:h>
      <text:p text:style-name="Text_20_body">Wenn du willst, kann ich dir einen <text:span text:style-name="Strong_20_Emphasis">passenden Plan zur Umsetzung in deinem eigenen Projekt</text:span> erstellen – z. B.:</text:p>
      <text:list text:style-name="L2">
        <text:list-item>
          <text:p text:style-name="P3">Wie <text:span text:style-name="Source_20_Text">get_input()</text:span> deinen CLI-Modus steuert</text:p>
        </text:list-item>
        <text:list-item>
          <text:p text:style-name="P3">Wie <text:span text:style-name="Source_20_Text">background_task()</text:span> Mails prüft und Aktionen triggert</text:p>
        </text:list-item>
        <text:list-item>
          <text:p text:style-name="P3">Wie du <text:span text:style-name="Source_20_Text">prompt_toolkit</text:span> dynamisch je nach Modus konfigurierst</text:p>
        </text:list-item>
      </text:list>
      <text:p text:style-name="Text_20_body">Sag einfach: <text:span text:style-name="Strong_20_Emphasis">„Ja, bitte hilf mir bei der Projektstruktur!“</text:span><text:line-break/>Dann baue ich dir einen passenden Plan – Schritt für Schrit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3:55:51.687189764</meta:creation-date>
    <dc:date>2025-06-30T13:56:03.303189110</dc:date>
    <meta:editing-duration>PT12S</meta:editing-duration>
    <meta:editing-cycles>1</meta:editing-cycles>
    <meta:document-statistic meta:table-count="4" meta:image-count="0" meta:object-count="0" meta:page-count="4" meta:paragraph-count="116" meta:word-count="578" meta:character-count="4567" meta:non-whitespace-character-count="3956"/>
    <meta:generator>LibreOffice/24.2.7.2$Linux_X86_64 LibreOffice_project/420$Build-2</meta:generator>
  </office:meta>
</office:document-meta>
</file>